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202122" style:font-name="Arial" style:font-name-asian="Arial" style:font-name-complex="Arial" fo:font-size="8pt" style:font-size-asian="8pt" style:font-size-complex="8pt" fo:font-weight="bold" style:font-weight-asian="bold" style:font-weight-complex="bold"/>
    </style:style>
    <style:style style:name="T1" style:family="text" style:parent-style-name="Default">
      <style:text-properties fo:color="#202122"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202122"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202122"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3366CC"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3366CC"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202122"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3366CC"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3.302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1">
            <text:p>artistid</text:p>
          </table:table-cell>
          <table:table-cell office:value-type="string" table:style-name="ce1">
            <text:p>name</text:p>
          </table:table-cell>
          <table:table-cell office:value-type="string" table:style-name="ce1">
            <text:p>desc</text:p>
          </table:table-cell>
          <table:table-cell office:value-type="string" table:style-name="ce1">
            <text:p>genre</text:p>
          </table:table-cell>
          <table:table-cell office:value-type="string" table:style-name="ce1">
            <text:p>img</text:p>
          </table:table-cell>
          <table:table-cell table:number-columns-repeated="16379"/>
        </table:table-row>
        <table:table-row table:style-name="ro1">
          <table:table-cell office:value-type="float" office:value="1001" table:style-name="ce1">
            <text:p>1001</text:p>
          </table:table-cell>
          <table:table-cell office:value-type="string" table:style-name="ce1">
            <text:p>ed sheran</text:p>
          </table:table-cell>
          <table:table-cell office:value-type="string" table:style-name="ce2">
            <text:p>Edward Christopher Sheeran (born 17 February 1991) <text:s/>is an English singer-songwriter. Born in Halifax, West Yorkshire, and raised in Framlingham, Suffolk, he began writing songs around the age of eleven. In early 2011, Sheeran independently released the extended play No. 5 Collaborations Project. He signed with Asylum Records the same year.</text:p>
          </table:table-cell>
          <table:table-cell office:value-type="string" table:style-name="ce1">
            <text:p>pop,folk</text:p>
          </table:table-cell>
          <table:table-cell table:number-columns-repeated="16380" table:style-name="ce1"/>
        </table:table-row>
        <table:table-row table:style-name="ro1">
          <table:table-cell office:value-type="float" office:value="1002" table:style-name="ce1">
            <text:p>1002</text:p>
          </table:table-cell>
          <table:table-cell office:value-type="string" table:style-name="ce1">
            <text:p>luis fonsi</text:p>
          </table:table-cell>
          <table:table-cell office:value-type="string" table:style-name="ce2">
            <text:p>Luis Alfonso Rodríguez López-Cepero<text:span text:style-name="T2"> (born April 15, 1978), known by his stage name </text:span>Luis Fonsi<text:span text:style-name="T2"> (</text:span><text:span text:style-name="T3">Spanish pronunciation:</text:span><text:span text:style-name="T2"> </text:span><text:span text:style-name="T4">[ˈlwis ˈfonsi]</text:span><text:span text:style-name="T2">), is a Puerto Rican singer. He is known for his soulful and dance oriented songs, most notably 2017's "</text:span><text:span text:style-name="T4">Despacito</text:span><text:span text:style-name="T2">".</text:span></text:p>
          </table:table-cell>
          <table:table-cell office:value-type="string" table:style-name="ce1">
            <text:p>latin pop,dance</text:p>
          </table:table-cell>
          <table:table-cell table:number-columns-repeated="16380" table:style-name="ce1"/>
        </table:table-row>
        <table:table-row table:style-name="ro1">
          <table:table-cell office:value-type="float" office:value="1003" table:style-name="ce1">
            <text:p>1003</text:p>
          </table:table-cell>
          <table:table-cell office:value-type="string" table:style-name="ce1">
            <text:p>charilie puth</text:p>
          </table:table-cell>
          <table:table-cell office:value-type="string" table:style-name="ce2">
            <text:p>Charles Otto Puth Jr.<text:span text:style-name="T2"> (</text:span><text:span text:style-name="T4">/puːθ/</text:span><text:span text:style-name="T2"> born December 2, 1991) is an American singer-songwriter. His initial exposure came through the viral success of his song </text:span><text:span text:style-name="T4">covers</text:span><text:span text:style-name="T2"> uploaded to </text:span><text:span text:style-name="T4">YouTube</text:span><text:span text:style-name="T2">. Puth signed with the record label </text:span><text:span text:style-name="T4">eleveneleven</text:span><text:span text:style-name="T2"> in 2011 after performing on </text:span><text:span text:style-name="T5">The Ellen DeGeneres Show</text:span><text:span text:style-name="T2">, while also songwriting and producing material for other artists.</text:span></text:p>
          </table:table-cell>
          <table:table-cell office:value-type="string" table:style-name="ce1">
            <text:p>pop,folk</text:p>
          </table:table-cell>
          <table:table-cell table:number-columns-repeated="16380" table:style-name="ce1"/>
        </table:table-row>
        <table:table-row table:style-name="ro1">
          <table:table-cell office:value-type="float" office:value="1004" table:style-name="ce1">
            <text:p>1004</text:p>
          </table:table-cell>
          <table:table-cell office:value-type="string" table:style-name="ce1">
            <text:p>ellie goulding</text:p>
          </table:table-cell>
          <table:table-cell office:value-type="string" table:style-name="ce2">
            <text:p>Elena Jane Goulding (/ˈɡoʊldɪŋ/ GOHL-ding; born 30 December 1986) is an English singer and songwriter. She signed a recording contract with Polydor Records in 2009 and released her debut extended play, An Introduction to Ellie Goulding.[1] Goulding's debut studio album, Lights (2010), debuted at No. 1 on the UK Albums Chart. The album was later reissued as Bright Lights, spawning three successful singles: a cover of Elton John's "Your Song", "Starry Eyed", and "Lights". Her second studio album, Halcyon (2012), was preceded by the lead single "Anything Could Happen". Halcyon Days (2013), a repackaged edition of Halcyon, produced the single "Burn", which became her first No. 1 single in the UK. Following her third studio album, Delirium (2015), and its lead single "On My Mind", Goulding received her first Grammy Award nomination for Best Pop Solo Performance for her single "Love Me like You Do".</text:p>
          </table:table-cell>
          <table:table-cell office:value-type="string" table:style-name="ce1">
            <text:p>pop,rock</text:p>
          </table:table-cell>
          <table:table-cell table:number-columns-repeated="16380" table:style-name="ce1"/>
        </table:table-row>
        <table:table-row table:style-name="ro1">
          <table:table-cell office:value-type="float" office:value="1005" table:style-name="ce1">
            <text:p>1005</text:p>
          </table:table-cell>
          <table:table-cell office:value-type="string" table:style-name="ce1">
            <text:p>rema</text:p>
          </table:table-cell>
          <table:table-cell office:value-type="string" table:style-name="ce2">
            <text:p>Divine Ikubor (born 1 May 2000), known professionally as Rema, is a Nigerian rapper, singer and songwriter. He gained initial recognition following the release of his 2019 song "Dumebi". That same year, he signed with D'Prince's record label, Jonzing World.[3] He received wider recognition for his 2022 single "Calm Down", which spawned a remix with American singer Selena Gomez that peaked at number three on the Billboard Hot 100,[4] and led the United States Afrobeats Songs chart for a record-setting 58 weeks.[5]</text:p>
          </table:table-cell>
          <table:table-cell office:value-type="string" table:style-name="ce1">
            <text:p>hip hop</text:p>
          </table:table-cell>
          <table:table-cell table:number-columns-repeated="16380" table:style-name="ce1"/>
        </table:table-row>
        <table:table-row table:style-name="ro1">
          <table:table-cell office:value-type="float" office:value="1006" table:style-name="ce1">
            <text:p>1006</text:p>
          </table:table-cell>
          <table:table-cell office:value-type="string" table:style-name="ce1">
            <text:p>ananya bhat</text:p>
          </table:table-cell>
          <table:table-cell office:value-type="string" table:style-name="ce2">
            <text:p>Ananya Bhat is an Indian playback singer who primarily sings in Kannada and Telugu.[2][3][4] Through her singing career, she is the recipient of Filmfare Award for the song "Namma Kaayo Devan", of the film Rama Rama Re... at 64th Filmfare Awards South in 2017.[5]</text:p>
          </table:table-cell>
          <table:table-cell office:value-type="string" table:style-name="ce1">
            <text:p>melody,</text:p>
          </table:table-cell>
          <table:table-cell table:number-columns-repeated="16380" table:style-name="ce1"/>
        </table:table-row>
        <table:table-row table:style-name="ro1">
          <table:table-cell office:value-type="float" office:value="1007" table:style-name="ce1">
            <text:p>1007</text:p>
          </table:table-cell>
          <table:table-cell office:value-type="string" table:style-name="ce1">
            <text:p>elley duhe</text:p>
          </table:table-cell>
          <table:table-cell office:value-type="string" table:style-name="ce2">
            <text:p>Elley Frances Duhé, known commonly as Elley Duhé, is an American singer born in Mobile, Alabama.[1] After her father got Elley her first guitar when she was 14, she began her career at 15 singing in coffee shops. Duhé felt inspired by her musician father and uncles who are in the New Orleans music scene. Graduating to playing gigs in bars, restaurants, and at private parties, she gained enough exposure to be booked to open for national acts and connect with songwriters in Nashville, Los Angeles, and Austin, where, after dropping out of high school and getting her GED, she spent three years honing her craft. She appeared in the blind audition stage of the second season of The Voice in 2012, but did not advance in the competition.[2] Early in her career she used the stage name 'L.E.D.'[3] She currently[when?] lives in Los Angeles.[4]</text:p>
          </table:table-cell>
          <table:table-cell office:value-type="string" table:style-name="ce1">
            <text:p>dance , elecric</text:p>
          </table:table-cell>
          <table:table-cell table:number-columns-repeated="16380" table:style-name="ce1"/>
        </table:table-row>
        <table:table-row table:style-name="ro1">
          <table:table-cell office:value-type="float" office:value="1008" table:style-name="ce1">
            <text:p>1008</text:p>
          </table:table-cell>
          <table:table-cell office:value-type="string" table:style-name="ce1">
            <text:p>alec benjamin</text:p>
          </table:table-cell>
          <table:table-cell office:value-type="string" table:style-name="ce2">
            <text:p>Alec Shane Benjamin (born May 28, 1994) is an American singer, songwriter, and musician. Born and raised in Phoenix, Arizona, his 2018 breakthrough single "Let Me Down Slowly" reached the top 40 in over 25 countries and has amassed over 1.7 billion streams on Spotify as of December 2023.</text:p>
          </table:table-cell>
          <table:table-cell office:value-type="string" table:style-name="ce1">
            <text:p>pop,melody</text:p>
          </table:table-cell>
          <table:table-cell table:number-columns-repeated="16380" table:style-name="ce1"/>
        </table:table-row>
        <table:table-row table:style-name="ro1">
          <table:table-cell office:value-type="float" office:value="1009" table:style-name="ce1">
            <text:p>1009</text:p>
          </table:table-cell>
          <table:table-cell office:value-type="string" table:style-name="ce1">
            <text:p>maron 5</text:p>
          </table:table-cell>
          <table:table-cell office:value-type="string" table:style-name="ce2">
            <text:p>Maroon 5 is an American pop rock band from Los Angeles, California.[3][4] It consists of lead vocalist Adam Levine, rhythm guitarist and keyboardist Jesse Carmichael, lead guitarist James Valentine, drummer Matt Flynn, keyboardist PJ Morton and multi-instrumentalist and bassist Sam Farrar. Original members Levine, Carmichael, bassist Mickey Madden, and drummer Ryan Dusick first came together as Kara's Flowers in 1994, while they were in high school.</text:p>
          </table:table-cell>
          <table:table-cell office:value-type="string" table:style-name="ce1">
            <text:p>rock,pop,electric</text:p>
          </table:table-cell>
          <table:table-cell table:number-columns-repeated="16380" table:style-name="ce1"/>
        </table:table-row>
        <table:table-row table:style-name="ro1">
          <table:table-cell office:value-type="float" office:value="1010" table:style-name="ce1">
            <text:p>1010</text:p>
          </table:table-cell>
          <table:table-cell office:value-type="string" table:style-name="ce1">
            <text:p>eminen</text:p>
          </table:table-cell>
          <table:table-cell office:value-type="string" table:style-name="ce2">
            <text:p>Marshall Bruce Mathers III (born October 17, 1972), known professionally as Eminem, is an American rapper. He is credited with popularizing hip hop in Middle America and is regarded as one of the greatest rappers of all time.[3] His global success is regarded as having broken racial barriers for the acceptance of white rappers in popular music. While much of his transgressive work during the late 1990s and early 2000s made him a controversial figure, he came to be a representation of popular angst of the American underclass and has been cited as an influence by and upon many artists working in various genres.</text:p>
          </table:table-cell>
          <table:table-cell office:value-type="string" table:style-name="ce1">
            <text:p>rap,pop,hiphop</text:p>
          </table:table-cell>
          <table:table-cell table:number-columns-repeated="16380" table:style-name="ce1"/>
        </table:table-row>
        <table:table-row table:style-name="ro1">
          <table:table-cell office:value-type="float" office:value="1011" table:style-name="ce1">
            <text:p>1011</text:p>
          </table:table-cell>
          <table:table-cell office:value-type="string" table:style-name="ce1">
            <text:p>benson boone</text:p>
          </table:table-cell>
          <table:table-cell office:value-type="string" table:style-name="ce2">
            <text:p>Boone's career began when he started sharing his music on the social media platform, TikTok, subsequently auditioning for American Idol. He later withdrew from the competition, but continued to gain popularity on TikTok. He was recognized and signed by Dan Reynolds, frontman of American pop rock band Imagine Dragons, to his Night Street Records label. Boone's debut single, "Ghost Town", was released in October 2021, charting in 16 countries. He has since released multiple successful singles, including "In the Stars" and "Beautiful Things", the latter of which peaked at the top of the UK Singles Chart, his first number one single on a major music chart.[5] It also became his first song to reach the top five on the Billboard Hot 100.[6] As of April 2024, Boone has amassed 6.8 million followers on TikTok, as well as garnering over 60 million monthly listeners on Spotify. His debut album, Fireworks &amp; Rollerblades, was released on April 5, 2024.</text:p>
          </table:table-cell>
          <table:table-cell office:value-type="string" table:style-name="ce1">
            <text:p>pop,country</text:p>
          </table:table-cell>
          <table:table-cell table:number-columns-repeated="16380" table:style-name="ce1"/>
        </table:table-row>
        <table:table-row table:style-name="ro1">
          <table:table-cell office:value-type="float" office:value="1012" table:style-name="ce1">
            <text:p>1012</text:p>
          </table:table-cell>
          <table:table-cell office:value-type="string" table:style-name="ce1">
            <text:p>halsey</text:p>
          </table:table-cell>
          <table:table-cell office:value-type="string" table:style-name="ce2">
            <text:p>Ashley Nicolette Frangipane (IPA: /ˌfrændʒɪˈpɑːni/ FRAN-jih-PAH-nee;[1] born September 29, 1994), known professionally as Halsey (/ˈhɔːlzi/ HAWL-zee), is an American singer-songwriter and actress. Noted for her[a] distinctive singing voice,[2] she has received several awards including three Billboard Music Awards, a Billboard Women in Music Award,[3] an American Music Award and nominations for three Grammy Awards. She was included on Time's annual list of the 100 most influential people in the world in 2020.[4]</text:p>
          </table:table-cell>
          <table:table-cell office:value-type="string" table:style-name="ce1">
            <text:p>pop,country</text:p>
          </table:table-cell>
          <table:table-cell table:number-columns-repeated="16380" table:style-name="ce1"/>
        </table:table-row>
        <table:table-row table:style-name="ro1">
          <table:table-cell office:value-type="float" office:value="1013" table:style-name="ce1">
            <text:p>1013</text:p>
          </table:table-cell>
          <table:table-cell office:value-type="string" table:style-name="ce1">
            <text:p>taylor swift</text:p>
          </table:table-cell>
          <table:table-cell office:value-type="string" table:style-name="ce2">
            <text:p>Taylor Alison Swift (born December 13, 1989) is an American singer-songwriter. A subject of widespread public interest, she has influenced the music industry and popular culture through her artistry, songwriting and entrepreneurship. She is an advocate of artists' rights and women's empowerment.</text:p>
          </table:table-cell>
          <table:table-cell office:value-type="string" table:style-name="ce1">
            <text:p>pop,folk,country</text:p>
          </table:table-cell>
          <table:table-cell table:number-columns-repeated="16380" table:style-name="ce1"/>
        </table:table-row>
        <table:table-row table:style-name="ro1">
          <table:table-cell office:value-type="float" office:value="1014" table:style-name="ce1">
            <text:p>1014</text:p>
          </table:table-cell>
          <table:table-cell office:value-type="string" table:style-name="ce1">
            <text:p>max</text:p>
          </table:table-cell>
          <table:table-cell table:style-name="ce1"/>
          <table:table-cell office:value-type="string" table:style-name="ce1">
            <text:p>pop,melody</text:p>
          </table:table-cell>
          <table:table-cell table:number-columns-repeated="16380" table:style-name="ce1"/>
        </table:table-row>
        <table:table-row table:style-name="ro1">
          <table:table-cell office:value-type="float" office:value="1015" table:style-name="ce1">
            <text:p>1015</text:p>
          </table:table-cell>
          <table:table-cell office:value-type="string" table:style-name="ce1">
            <text:p>thaikudam bridge</text:p>
          </table:table-cell>
          <table:table-cell office:value-type="string" table:style-name="ce2">
            <text:p>Thaikkudam Bridge<text:span text:style-name="T2"> is a </text:span><text:span text:style-name="T4">multi-genre</text:span><text:span text:style-name="T2"> </text:span><text:span text:style-name="T4">Indian</text:span><text:span text:style-name="T2"> music band, originated from </text:span><text:span text:style-name="T4">Kerala</text:span><text:span text:style-name="T2"> in 2013. The band achieved its first commercial success through the musical show </text:span><text:span text:style-name="T6">Music Mojo</text:span><text:span text:style-name="T2">, which used to telecast on </text:span><text:span text:style-name="T4">Kappa TV</text:span><text:span text:style-name="T7">[1]</text:span><text:span text:style-name="T2"> where they released their debut original composition, "Fish Rock," during the </text:span><text:span text:style-name="T4">Kappa TV</text:span><text:span text:style-name="T2">'s "Music Mojo" session. The song is also popularly known by the lyrics "Ayela, mathi, choora, kaari...".</text:span><text:span text:style-name="T7">[2]</text:span><text:span text:style-name="T2"> The track went viral on social media, getting them extensive fame.</text:span><text:span text:style-name="T7">[3]</text:span><text:span text:style-name="T2"> The band has won numerous awards, and has performed at over more than 600 shows and 25 countries as of 2024.</text:span><text:span text:style-name="T7">[4]</text:span></text:p>
          </table:table-cell>
          <table:table-cell office:value-type="string" table:style-name="ce1">
            <text:p>rap,rock hiphop,melody</text:p>
          </table:table-cell>
          <table:table-cell table:number-columns-repeated="16380" table:style-name="ce1"/>
        </table:table-row>
        <table:table-row table:style-name="ro1">
          <table:table-cell office:value-type="float" office:value="1016" table:style-name="ce1">
            <text:p>1016</text:p>
          </table:table-cell>
          <table:table-cell office:value-type="string" table:style-name="ce1">
            <text:p>lisa</text:p>
          </table:table-cell>
          <table:table-cell office:value-type="string" table:style-name="ce2">
            <text:p>Lalisa Manobal<text:span text:style-name="T2"> (also spelled </text:span>Manoban<text:span text:style-name="T2">;</text:span><text:span text:style-name="T7">[a]</text:span><text:span text:style-name="T2"> born </text:span>Pranpriya Manobal<text:span text:style-name="T2">;</text:span><text:span text:style-name="T7">[b]</text:span><text:span text:style-name="T2"> March 27, 1997), known mononymously as </text:span>Lisa<text:span text:style-name="T2"> (</text:span><text:span text:style-name="T4">Korean</text:span><text:span text:style-name="T2">: 리사), is a Thai rapper, singer, dancer, and actress. She is a member of the South Korean girl group </text:span><text:span text:style-name="T4">Blackpink</text:span><text:span text:style-name="T2">, which debuted under </text:span><text:span text:style-name="T4">YG Entertainment</text:span><text:span text:style-name="T2"> in August 2016. She is set to make her acting debut in 2025 in the </text:span><text:span text:style-name="T4">HBO</text:span><text:span text:style-name="T2"> television series </text:span><text:span text:style-name="T5">The White Lotus</text:span><text:span text:style-name="T2">.</text:span></text:p>
          </table:table-cell>
          <table:table-cell office:value-type="string" table:style-name="ce1">
            <text:p>rap,kpop</text:p>
          </table:table-cell>
          <table:table-cell table:number-columns-repeated="16380"/>
        </table:table-row>
        <table:table-row table:style-name="ro1">
          <table:table-cell office:value-type="float" office:value="1017" table:style-name="ce1">
            <text:p>1017</text:p>
          </table:table-cell>
          <table:table-cell office:value-type="string" table:style-name="ce1">
            <text:p>bruno mars</text:p>
          </table:table-cell>
          <table:table-cell office:value-type="string" table:style-name="ce2">
            <text:p>Peter Gene Hernandez<text:span text:style-name="T2"> (born October 8, 1985), known professionally as </text:span>Bruno Mars<text:span text:style-name="T2">, is an American singer-songwriter. He is known for his stage performances, </text:span><text:span text:style-name="T4">retro</text:span><text:span text:style-name="T2"> showmanship, and for performing in a wide range of musical styles, including </text:span><text:span text:style-name="T4">pop</text:span><text:span text:style-name="T2">, </text:span><text:span text:style-name="T4">R&amp;B</text:span><text:span text:style-name="T2">, </text:span><text:span text:style-name="T4">funk</text:span><text:span text:style-name="T2">, </text:span><text:span text:style-name="T4">soul</text:span><text:span text:style-name="T2">, </text:span><text:span text:style-name="T4">reggae</text:span><text:span text:style-name="T2">, </text:span><text:span text:style-name="T4">disco</text:span><text:span text:style-name="T2">, and </text:span><text:span text:style-name="T4">rock</text:span><text:span text:style-name="T2">. Mars is accompanied by his band, </text:span><text:span text:style-name="T4">the Hooligans</text:span><text:span text:style-name="T2">, who play a variety of instruments, such as electric guitar, bass, piano, keyboards, drums, and horns, and also serve as backup singers and disco dancers. In 2021, he collaborated with </text:span><text:span text:style-name="T4">Anderson .Paak</text:span><text:span text:style-name="T2">, as the American musical superduo </text:span><text:span text:style-name="T4">Silk Sonic</text:span><text:span text:style-name="T2">.</text:span></text:p>
          </table:table-cell>
          <table:table-cell office:value-type="string" table:style-name="ce1">
            <text:p>pop,hphop,rock</text:p>
          </table:table-cell>
          <table:table-cell table:number-columns-repeated="16380"/>
        </table:table-row>
        <table:table-row table:style-name="ro1">
          <table:table-cell office:value-type="float" office:value="1018" table:style-name="ce1">
            <text:p>1018</text:p>
          </table:table-cell>
          <table:table-cell office:value-type="string" table:style-name="ce1">
            <text:p>shawn mendes</text:p>
          </table:table-cell>
          <table:table-cell office:value-type="string" table:style-name="ce2">
            <text:p>Shawn Peter Raul Mendes<text:span text:style-name="T2"> (</text:span><text:span text:style-name="T4">/ˈmɛndɛz/</text:span><text:span text:style-name="T2">, </text:span><text:span text:style-name="T3">Portuguese:</text:span><text:span text:style-name="T2"> </text:span><text:span text:style-name="T4">[ˈmẽdɨʃ]</text:span><text:span text:style-name="T2">; born August 8, 1998) is a Canadian singer-songwriter. He gained a following in 2013, when he posted song covers on the video sharing platform </text:span><text:span text:style-name="T4">Vine</text:span><text:span text:style-name="T2">. The following year, he caught the attention of artist manager </text:span><text:span text:style-name="T4">Andrew Gertler</text:span><text:span text:style-name="T2"> and </text:span><text:span text:style-name="T4">Island Records</text:span><text:span text:style-name="T2"> A&amp;R Ziggy Chareton, which led to him signing a deal with the record label. Mendes' </text:span><text:span text:style-name="T4">self-titled debut EP</text:span><text:span text:style-name="T2"> was released in 2014, followed by his debut studio album </text:span><text:span text:style-name="T5">Handwritten</text:span><text:span text:style-name="T2"> in 2015. </text:span><text:span text:style-name="T6">Handwritten</text:span><text:span text:style-name="T2"> debuted atop the US </text:span><text:span text:style-name="T5">Billboard</text:span><text:span text:style-name="T4"> 200</text:span><text:span text:style-name="T2">, making Mendes one of five artists ever to debut at number one before the age of 18. The single "</text:span><text:span text:style-name="T4">Stitches</text:span><text:span text:style-name="T2">" reached number one in the UK and the top 10 in the US and Canada.</text:span></text:p>
          </table:table-cell>
          <table:table-cell office:value-type="string" table:style-name="ce1">
            <text:p>country,pop</text:p>
          </table:table-cell>
          <table:table-cell table:number-columns-repeated="16380"/>
        </table:table-row>
        <table:table-row table:style-name="ro1">
          <table:table-cell office:value-type="float" office:value="1019" table:style-name="ce1">
            <text:p>1019</text:p>
          </table:table-cell>
          <table:table-cell office:value-type="string" table:style-name="ce1">
            <text:p>alex&amp;sierra</text:p>
          </table:table-cell>
          <table:table-cell table:style-name="ce1"/>
          <table:table-cell office:value-type="string" table:style-name="ce1">
            <text:p>pop,melody</text:p>
          </table:table-cell>
          <table:table-cell table:number-columns-repeated="16380"/>
        </table:table-row>
        <table:table-row table:style-name="ro1">
          <table:table-cell office:value-type="float" office:value="1020" table:style-name="ce1">
            <text:p>1020</text:p>
          </table:table-cell>
          <table:table-cell office:value-type="string" table:style-name="ce1">
            <text:p>u2</text:p>
          </table:table-cell>
          <table:table-cell table:style-name="ce1"/>
          <table:table-cell office:value-type="string" table:style-name="ce1">
            <text:p>rock,pop,electric</text:p>
          </table:table-cell>
          <table:table-cell table:number-columns-repeated="16380"/>
        </table:table-row>
        <table:table-row table:style-name="ro1">
          <table:table-cell office:value-type="float" office:value="1021" table:style-name="ce1">
            <text:p>1021</text:p>
          </table:table-cell>
          <table:table-cell office:value-type="string" table:style-name="ce1">
            <text:p>selena gomez</text:p>
          </table:table-cell>
          <table:table-cell office:value-type="string" table:style-name="ce2">
            <text:p>Selena Marie Gomez<text:span text:style-name="T2"> (</text:span><text:span text:style-name="T4">/səˈliːnə ˈɡoʊmɛz/</text:span><text:span text:style-name="T2"> </text:span><text:span text:style-name="T5">sə-LEE-nə GOH-mez</text:span><text:span text:style-name="T2">; born July 22, 1992) is an American singer, songwriter, actress, producer, and businesswoman. She began her career as a child actress, starring on the children's television series </text:span><text:span text:style-name="T5">Barney &amp; Friends</text:span><text:span text:style-name="T2"> (2002–2004). Gomez rose to prominence and emerged as a </text:span><text:span text:style-name="T4">teen idol</text:span><text:span text:style-name="T2">, for her leading role as </text:span><text:span text:style-name="T4">Alex Russo</text:span><text:span text:style-name="T2"> on the </text:span><text:span text:style-name="T4">Disney Channel</text:span><text:span text:style-name="T2"> sitcom </text:span><text:span text:style-name="T5">Wizards of Waverly Place</text:span><text:span text:style-name="T2"> (2007–2012). As a recording artist, she signed with </text:span><text:span text:style-name="T4">Hollywood Records</text:span><text:span text:style-name="T2"> in 2008 and formed the </text:span><text:span text:style-name="T4">pop rock</text:span><text:span text:style-name="T2"> band </text:span><text:span text:style-name="T4">Selena Gomez &amp; the Scene</text:span><text:span text:style-name="T2">, for which she served as lead vocalist. With </text:span><text:span text:style-name="T4">three studio albums</text:span><text:span text:style-name="T2"> and </text:span><text:span text:style-name="T4">seven singles</text:span><text:span text:style-name="T2">, each of the band's releases have received gold certifications or higher by the </text:span><text:span text:style-name="T4">Recording Industry Association of America</text:span><text:span text:style-name="T2"> (RIAA).</text:span></text:p>
          </table:table-cell>
          <table:table-cell office:value-type="string" table:style-name="ce1">
            <text:p>pop,hiphop</text:p>
          </table:table-cell>
          <table:table-cell table:number-columns-repeated="16380"/>
        </table:table-row>
        <table:table-row table:style-name="ro1">
          <table:table-cell office:value-type="float" office:value="1022" table:style-name="ce1">
            <text:p>1022</text:p>
          </table:table-cell>
          <table:table-cell office:value-type="string" table:style-name="ce1">
            <text:p>ravi basrur</text:p>
          </table:table-cell>
          <table:table-cell table:style-name="ce1"/>
          <table:table-cell office:value-type="string" table:style-name="ce1">
            <text:p>karatic</text:p>
          </table:table-cell>
          <table:table-cell table:number-columns-repeated="16380"/>
        </table:table-row>
        <table:table-row table:number-rows-repeated="104855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425</meta:generator>
    <meta:initial-creator>Abhijith A</meta:initial-creator>
    <dc:creator>Abhijith A</dc:creator>
    <meta:creation-date>2024-04-13T05:26:56Z</meta:creation-date>
    <dc:date>2024-04-13T06:41:59Z</dc:date>
  </office:meta>
</office:document-meta>
</file>